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" svg:font-family="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b" svg:font-family="b"/>
    <style:font-face style:name="brush" svg:font-family="brush"/>
    <style:font-face style:name="sans-serif" svg:font-family="sans-serif"/>
  </office:font-face-decls>
  <office:automatic-styles>
    <style:style style:name="P1" style:family="paragraph" style:parent-style-name="Standard">
      <loext:graphic-properties draw:fill-gradient-name="gradient" draw:fill-hatch-name="hatch" draw:opacity="25%"/>
      <style:paragraph-properties fo:margin-left="0cm" fo:margin-right="0cm" fo:margin-top="0.101cm" fo:margin-bottom="0.101cm" style:contextual-spacing="false" fo:line-height="200%" fo:text-align="justify" style:justify-single-word="false" style:register-true="true" fo:text-indent="1.251cm" style:auto-text-indent="false" style:writing-mode="lr-tb"/>
      <style:text-properties style:font-name="Times New Roman" fo:font-size="14pt" officeooo:paragraph-rsid="0000cc39" style:font-size-asian="14pt" style:font-size-complex="14pt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left="0cm" fo:margin-right="0cm" fo:margin-top="0.199cm" fo:margin-bottom="0.25cm" style:contextual-spacing="false" fo:line-height="200%" fo:text-align="justify" style:justify-single-word="false" fo:text-indent="1.251cm" style:auto-text-indent="false" style:page-number="auto" fo:padding="0.049cm" fo:border="0.06pt solid #000000" style:writing-mode="lr-tb"/>
      <style:text-properties style:font-name="F" fo:font-size="14pt" fo:font-style="italic" fo:font-weight="normal" officeooo:rsid="0000cc39" officeooo:paragraph-rsid="0000cc39" style:font-size-asian="14pt" style:font-style-asian="italic" style:font-weight-asian="normal" style:font-size-complex="14pt" style:font-style-complex="italic" style:font-weight-complex="normal" loext:padding="0.049cm" loext:border="0.06pt solid #000000"/>
    </style:style>
    <style:style style:name="P3" style:family="paragraph" style:parent-style-name="Standard">
      <loext:graphic-properties draw:fill-gradient-name="gradient" draw:fill-hatch-name="hatch"/>
      <style:paragraph-properties fo:text-align="center" style:justify-single-word="false" style:writing-mode="lr-tb"/>
      <style:text-properties fo:color="#bf0041" loext:opacity="100%" style:font-name="Arial" fo:font-size="26pt" fo:letter-spacing="0.071cm" style:font-size-asian="26pt" style:font-size-complex="26pt" style:text-rotation-angle="90" style:text-rotation-scale="line-height" style:font-relief="embossed"/>
    </style:style>
    <style:style style:name="T1" style:family="text">
      <style:text-properties style:text-position="0% 100%"/>
    </style:style>
    <style:style style:name="T2" style:family="text">
      <style:text-properties style:text-position="0% 100%" style:font-name="sans-serif"/>
    </style:style>
    <style:style style:name="T3" style:family="text">
      <style:text-properties style:text-position="0% 100%" style:font-name="sans-serif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style:text-position="0% 100%" style:font-name="sans-serif" fo:font-size="22pt" fo:font-style="italic" fo:font-weight="bold" officeooo:rsid="0000cc39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style:text-position="0% 100%" style:font-name="sans-serif" fo:font-size="16pt" fo:font-style="normal" fo:font-weight="normal" officeooo:rsid="0000cc39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style:text-position="0% 100%" style:font-name="sans-serif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text-position="0% 100%" style:font-name="sans-serif" fo:font-style="italic" fo:font-weight="bold" officeooo:rsid="0000cc39" style:font-style-asian="italic" style:font-weight-asian="bold" style:font-style-complex="italic" style:font-weight-complex="bold"/>
    </style:style>
    <style:style style:name="T8" style:family="text">
      <style:text-properties style:text-position="0% 100%" style:font-name="sans-serif" fo:font-style="italic" style:font-style-asian="italic" style:font-style-complex="italic"/>
    </style:style>
    <style:style style:name="T9" style:family="text">
      <style:text-properties style:text-position="0% 100%" style:font-name="sans-serif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style:text-position="0% 100%" style:font-name="sans-serif" fo:font-size="32pt" fo:font-style="italic" fo:font-weight="bold" style:font-style-asian="italic" style:font-weight-asian="bold" style:font-size-complex="32pt" style:font-style-complex="italic" style:font-weight-complex="bold"/>
    </style:style>
    <style:style style:name="T11" style:family="text">
      <style:text-properties style:text-position="0% 100%" style:font-name="sans-serif" fo:font-size="28pt" fo:font-style="italic" fo:font-weight="bold" officeooo:rsid="0000cc39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style:text-position="0% 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position="0% 100%" fo:font-style="italic" fo:font-weight="bold" officeooo:rsid="0000cc39" style:font-style-asian="italic" style:font-weight-asian="bold" style:font-style-complex="italic" style:font-weight-complex="bold"/>
    </style:style>
    <style:style style:name="T15" style:family="text">
      <style:text-properties style:text-position="0% 100%"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style:text-position="0% 100%" fo:font-size="32pt" fo:font-style="italic" fo:font-weight="bold" style:font-style-asian="italic" style:font-weight-asian="bold" style:font-size-complex="32pt" style:font-style-complex="italic" style:font-weight-complex="bold"/>
    </style:style>
    <style:style style:name="T17" style:family="text">
      <style:text-properties style:text-position="0% 100%" fo:font-size="16pt" fo:font-style="normal" fo:font-weight="normal" officeooo:rsid="0000cc39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text-position="0% 100%" fo:font-style="normal" fo:font-weight="normal" officeooo:rsid="0000cc39" style:font-style-asian="normal" style:font-weight-asian="normal" style:font-style-complex="normal" style:font-weight-complex="normal"/>
    </style:style>
    <style:style style:name="T19" style:family="text">
      <style:text-properties style:text-position="0% 100%" style:text-underline-style="solid" style:text-underline-width="auto" style:text-underline-color="font-color"/>
    </style:style>
    <style:style style:name="T20" style:family="text">
      <style:text-properties style:text-position="0% 100%" fo:background-color="#ffbf00" loext:char-shading-value="0"/>
    </style:style>
    <style:style style:name="T21" style:family="text">
      <style:text-properties fo:color="#c9211e" loext:opacity="100%" style:text-position="0% 100%" style:font-name="sans-serif"/>
    </style:style>
    <style:style style:name="T22" style:family="text">
      <style:text-properties fo:color="#c9211e" loext:opacity="100%" style:text-position="0% 100%" style:font-name="sans-serif" fo:background-color="#ffff00" loext:char-shading-value="0"/>
    </style:style>
    <style:style style:name="T23" style:family="text">
      <style:text-properties fo:color="#c9211e" loext:opacity="100%" style:text-position="0% 100%" style:font-name="sans-serif" fo:background-color="#ffff00" loext:char-shading-value="0"/>
    </style:style>
    <style:style style:name="T24" style:family="text">
      <style:text-properties fo:color="#c9211e" loext:opacity="100%" style:text-position="0% 100%" style:font-name="sans-serif" fo:background-color="transparent" loext:char-shading-value="0"/>
    </style:style>
    <style:style style:name="T25" style:family="text">
      <style:text-properties fo:color="#000000" loext:opacity="100%" style:text-position="0% 100%" style:font-name="sans-serif" fo:background-color="transparent" loext:char-shading-value="0"/>
    </style:style>
    <style:style style:name="T26" style:family="text">
      <style:text-properties fo:color="#000000" loext:opacity="100%" style:text-line-through-style="solid" style:text-line-through-type="single" style:text-position="0% 100%" style:font-name="sans-serif" fo:background-color="transparent" loext:char-shading-value="0"/>
    </style:style>
    <style:style style:name="T27" style:family="text">
      <style:text-properties fo:color="#000000" loext:opacity="100%" style:text-line-through-style="none" style:text-line-through-type="none" style:text-position="0% 100%" style:font-name="sans-serif" fo:background-color="transparent" loext:char-shading-value="0"/>
    </style:style>
    <style:style style:name="T28" style:family="text">
      <style:text-properties fo:color="#000000" loext:opacity="100%" style:text-line-through-style="none" style:text-line-through-type="none" style:text-position="0% 100%" fo:background-color="transparent" loext:char-shading-value="0"/>
    </style:style>
    <style:style style:name="T29" style:family="text">
      <style:text-properties style:font-name="Times New Roman"/>
    </style:style>
    <style:style style:name="T30" style:family="text">
      <style:text-properties fo:color="#ff4000" loext:opacity="100%"/>
    </style:style>
    <style:style style:name="T31" style:family="text">
      <style:text-properties fo:color="#ff4000" loext:opacity="100%"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3">CONFIRA OS SINTOMAS DA</text:span><text:bookmark text:name="page101R_mcid7"/><text:span text:style-name="T13"> DENGU</text:span><text:bookmark text:name="page101R_mcid8"/><text:span text:style-name="T14">E</text:span></text:p>
      <text:p text:style-name="P1"><text:span text:style-name="T18"><text:tab/></text:span>O tempo médio do ciclo é de 5 a 6 dias, e o intervalo entre a picada e a manifestação da doença chama-se período de incubação. É só depois desse período que os sintomas aparecem. Geralmente os sintomas se manifestam a partir do 3° dia depois da <text:span text:style-name="T31">picada do mosquito.</text:span> </text:p>
      <text:p text:style-name="P2"><text:soft-page-break/><text:span text:style-name="T1">Na </text:span><text:span text:style-name="T19">dengue hemorrágica,</text:span><text:span text:style-name="T1"> o quadro clínico se agrava rapidamente, apresentando sinais de insuficiência circulatória e choque, podendo levar a pessoa à </text:span><text:span text:style-name="T20">morte em até 24 horas.</text:span><text:span text:style-name="T1"> De acordo com estatísticas do Ministério da Saúde, cerca de </text:span><text:span text:style-name="T28">5% DAS PESSOAS COM DENGUE HEMORRÁGICA MORREM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" svg:font-family="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b" svg:font-family="b"/>
    <style:font-face style:name="brush" svg:font-family="brush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8:41:22.887704180</meta:creation-date>
    <dc:date>2023-04-26T09:28:47.521935617</dc:date>
    <meta:editing-duration>PT47M29S</meta:editing-duration>
    <meta:editing-cycles>1</meta:editing-cycles>
    <meta:document-statistic meta:table-count="0" meta:image-count="0" meta:object-count="0" meta:page-count="2" meta:paragraph-count="3" meta:word-count="98" meta:character-count="571" meta:non-whitespace-character-count="474"/>
    <meta:generator>LibreOffice/7.4.5.1$Linux_X86_64 LibreOffice_project/40$Build-1</meta:generator>
  </office:meta>
</office:document-meta>
</file>